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7614" officeooo:paragraph-rsid="000c7614"/>
    </style:style>
    <style:style style:name="P2" style:family="paragraph" style:parent-style-name="Standard">
      <style:text-properties fo:font-size="20pt" officeooo:rsid="000c7614" officeooo:paragraph-rsid="000c7614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ject steps and rationale</text:p>
      <text:p text:style-name="P1"/>
      <text:p text:style-name="P1">1. Curate protein data by combining Jorge and our collaborators’ data.</text:p>
      <text:p text:style-name="P1">2. Determine which proteins have PDB files associated with their Uniprot entries (different entries for each different species).</text:p>
      <text:p text:style-name="P1">3. Filter for those proteins.</text:p>
      <text:p text:style-name="P1">4. Determine the interface residues for each protein.</text:p>
      <text:p text:style-name="P1">5. Cull proteins that exist in dimers – their structure may be influenced by their partners in the dimeric state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5T09:08:18.556380248</meta:creation-date>
    <dc:date>2022-08-05T09:18:45.627923977</dc:date>
    <meta:editing-duration>PT10M27S</meta:editing-duration>
    <meta:editing-cycles>1</meta:editing-cycles>
    <meta:document-statistic meta:table-count="0" meta:image-count="0" meta:object-count="0" meta:page-count="1" meta:paragraph-count="6" meta:word-count="65" meta:character-count="420" meta:non-whitespace-character-count="360"/>
    <meta:generator>LibreOffice/6.4.7.2$Linux_X86_64 LibreOffice_project/40$Build-2</meta:generator>
  </office:meta>
</office:document-meta>
</file>